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1f4ceb"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f4ceb"/>
    </style:style>
    <style:style style:name="P4"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f4ceb" style:font-name-asian="ArialMT" style:font-size-asian="13pt" style:font-weight-asian="bold" style:font-name-complex="ArialMT" style:font-size-complex="13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f4ceb" style:font-name-asian="Helvetica" style:font-size-asian="12pt" style:font-weight-asian="normal" style:font-name-complex="Helvetica" style:font-size-complex="12pt" style:font-weight-complex="normal"/>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f4ceb"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none" fo:font-weight="normal"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officeooo:paragraph-rsid="00249799" style:font-name-asian="ArialMT" style:font-size-asian="12pt" style:font-weight-asian="normal" style:font-name-complex="ArialMT" style:font-size-complex="12pt" style:font-weight-complex="normal"/>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P1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none" fo:font-weight="normal" officeooo:paragraph-rsid="002515d2" style:font-name-asian="ArialMT" style:font-size-asian="12pt" style:font-weight-asian="normal" style:font-name-complex="ArialMT" style:font-size-complex="12pt" style:font-weight-complex="normal"/>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1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fo:font-style="normal" fo:font-weight="normal" style:font-name-asian="Monaco" style:font-size-asian="12pt" style:font-style-asian="normal" style:font-weight-asian="normal" style:font-name-complex="Monaco" style:font-size-complex="12pt" style:font-style-complex="normal" style:font-weight-complex="normal"/>
    </style:style>
    <style:style style:name="P2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margin-top="0.199cm" fo:margin-bottom="0cm" loext:contextual-spacing="false"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2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none" fo:font-weight="normal" style:font-name-asian="ArialMT" style:font-size-asian="12pt" style:font-weight-asian="normal" style:font-name-complex="ArialMT" style:font-size-complex="12pt" style:font-weight-complex="normal"/>
    </style:style>
    <style:style style:name="P24"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none" fo:font-weight="normal" officeooo:paragraph-rsid="00221a7b" style:font-name-asian="ArialMT" style:font-size-asian="12pt" style:font-weight-asian="normal" style:font-name-complex="ArialMT" style:font-size-complex="12pt" style:font-weight-complex="normal"/>
    </style:style>
    <style:style style:name="P2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27"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2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3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3"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4"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5"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bold" style:font-name-asian="ArialMT" style:font-size-asian="12pt" style:font-weight-asian="bold" style:font-name-complex="ArialMT" style:font-size-complex="12pt" style:font-weight-complex="bold"/>
    </style:style>
    <style:style style:name="P3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3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style:use-window-font-color="true" style:font-name="ArialMT"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weight="normal" style:font-weight-asian="normal" style:font-weight-complex="normal"/>
    </style:style>
    <style:style style:name="T5" style:family="text">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T6"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7"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8"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1"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2" style:family="text">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T13" style:family="text">
      <style:text-properties style:font-name="Courier New"/>
    </style:style>
    <style:style style:name="T14" style:family="text">
      <style:text-properties style:font-name="Courier New" fo:font-size="11pt" style:font-size-asian="11pt" style:font-size-complex="11pt"/>
    </style:style>
    <style:style style:name="T15" style:family="text">
      <style:text-properties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fo:color="#000000" fo:font-style="normal" style:font-name-asian="Monaco" style:font-style-asian="normal" style:font-name-complex="Monaco" style:font-style-complex="normal"/>
    </style:style>
    <style:style style:name="T18" style:family="text">
      <style:text-properties fo:color="#000000" fo:font-style="normal" fo:font-weight="normal" style:font-name-asian="Monaco" style:font-style-asian="normal" style:font-weight-asian="normal" style:font-name-complex="Monaco" style:font-style-complex="normal" style:font-weight-complex="normal"/>
    </style:style>
    <style:style style:name="T19" style:family="text">
      <style:text-properties style:font-name="Arial"/>
    </style:style>
    <style:style style:name="T20" style:family="text">
      <style:text-properties style:font-name="Arial" fo:font-style="italic" style:font-style-asian="italic" style:font-style-complex="italic"/>
    </style:style>
    <style:style style:name="T21" style:family="text">
      <style:text-properties style:font-name="Arial" officeooo:rsid="001f4ceb"/>
    </style:style>
    <style:style style:name="T22" style:family="text">
      <style:text-properties style:font-name="Arial" officeooo:rsid="00221a7b"/>
    </style:style>
    <style:style style:name="T23" style:family="text">
      <style:text-properties style:font-name="Arial" officeooo:rsid="0022da7d"/>
    </style:style>
    <style:style style:name="T24" style:family="text">
      <style:text-properties style:font-name="Arial" officeooo:rsid="002515d2"/>
    </style:style>
    <style:style style:name="T25" style:family="text">
      <style:text-properties officeooo:rsid="00253c63"/>
    </style:style>
    <style:style style:name="T26" style:family="text">
      <style:text-properties officeooo:rsid="00254b41"/>
    </style:style>
    <style:style style:name="T27" style:family="text">
      <style:text-properties officeooo:rsid="002620e1"/>
    </style:style>
    <style:style style:name="T28" style:family="text">
      <style:text-properties officeooo:rsid="0029674f"/>
    </style:style>
    <style:style style:name="T29" style:family="text">
      <style:text-properties style:font-name="Arial1"/>
    </style:style>
    <style:style style:name="T30" style:family="text">
      <style:text-properties fo:font-size="11pt" style:font-size-asian="11pt" style:font-size-complex="11pt"/>
    </style:style>
    <style:style style:name="T31" style:family="text">
      <style:text-properties officeooo:rsid="002a121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Université </text:span><text:span text:style-name="T11">de </text:span><text:span text:style-name="T10">Montpellier</text:span></text:p>
      <text:p text:style-name="P3"><text:span text:style-name="T10">Faculté des Sciences</text:span><text:span text:style-name="T9"> </text:span></text:p>
      <text:p text:style-name="P5">Département Informatique</text:p>
      <text:p text:style-name="P6"/>
      <text:p text:style-name="P2"><text:span text:style-name="T6">Filière</text:span><text:span text:style-name="T7"> : M</text:span><text:span text:style-name="T8">aster</text:span><text:span text:style-name="T7"> </text:span><text:span text:style-name="T8">I</text:span><text:span text:style-name="T7">nformatique</text:span><text:span text:style-name="T9"> <text:tab/><text:tab/><text:tab/><text:tab/><text:tab/></text:span><text:span text:style-name="T6">Intervenant :</text:span><text:span text:style-name="T7"> Chouki TIBERMACINE</text:span></text:p>
      <text:p text:style-name="P8"/>
      <text:p text:style-name="P22">TP 4</text:p>
      <text:p text:style-name="P4">Introduction à la DI dans le framework Spring</text:p>
      <text:p text:style-name="P14"/>
      <text:p text:style-name="P10">Mise en place de l'environnement de travail.</text:p>
      <text:p text:style-name="P7"/>
      <text:list xml:id="list4215641904018042904" text:style-name="L1">
        <text:list-item>
          <text:p text:style-name="P23">Récupérer l'archive spring-base.zip qui se trouve ici :</text:p>
          <text:p text:style-name="P25"><text:a xlink:type="simple" xlink:href="http://www.lirmm.fr/~tibermacin/ens/composants/tp/02_spring/lib/spring-base.zip" text:style-name="Internet_20_link" text:visited-style-name="Visited_20_Internet_20_Link"><text:span text:style-name="T19">http://www.lirmm.fr/~tibermacin/ens/</text:span></text:a><text:a xlink:type="simple" xlink:href="http://www.lirmm.fr/~tibermacin/ens/composants/tp/02_spring/lib/spring-base.zip" text:style-name="Internet_20_link" text:visited-style-name="Visited_20_Internet_20_Link"><text:span text:style-name="T21">composants</text:span></text:a><text:a xlink:type="simple" xlink:href="http://www.lirmm.fr/~tibermacin/ens/composants/tp/02_spring/lib/spring-base.zip" text:style-name="Internet_20_link" text:visited-style-name="Visited_20_Internet_20_Link"><text:span text:style-name="T19">/tp/</text:span></text:a><text:a xlink:type="simple" xlink:href="http://www.lirmm.fr/~tibermacin/ens/composants/tp/02_spring/lib/spring-base.zip" text:style-name="Internet_20_link" text:visited-style-name="Visited_20_Internet_20_Link"><text:span text:style-name="T22">02</text:span></text:a><text:a xlink:type="simple" xlink:href="http://www.lirmm.fr/~tibermacin/ens/composants/tp/02_spring/lib/spring-base.zip" text:style-name="Internet_20_link" text:visited-style-name="Visited_20_Internet_20_Link"><text:span text:style-name="T19">_spring/lib/spring-base.zip</text:span></text:a></text:p>
        </text:list-item>
        <text:list-item>
          <text:p text:style-name="P23">Créer un nouveau projet Java sous Eclipse</text:p>
        </text:list-item>
        <text:list-item>
          <text:p text:style-name="P23">Créer un répertoire nommé lib/ dans ce projet</text:p>
        </text:list-item>
        <text:list-item>
          <text:p text:style-name="P23">Décompresser l'archive sur votre disque (dans le répertoire lib/ de votre projet Eclipse)</text:p>
        </text:list-item>
        <text:list-item>
          <text:p text:style-name="P23">Ajouter les JARs de l'archive décompressée dans le Build Path du projet</text:p>
        </text:list-item>
        <text:list-item>
          <text:p text:style-name="P23">Vous êtes maintenant prêts à utiliser Spring dans votre projet Java</text:p>
        </text:list-item>
      </text:list>
      <text:p text:style-name="P11"/>
      <text:p text:style-name="P16"><text:span text:style-name="T19">Il est possible également de réaliser vos projets Spring sur l'outil : </text:span><text:span text:style-name="T20">Spring Tool Suite</text:span><text:span text:style-name="T19"> </text:span><text:span text:style-name="T24">(STS) </text:span><text:span text:style-name="T19">fourni par </text:span><text:span text:style-name="T20">VMWare</text:span><text:span text:style-name="T19">. Cet outil est disponible sur le site : </text:span><text:a xlink:type="simple" xlink:href="http://spring.io/tools/sts" text:style-name="Internet_20_link" text:visited-style-name="Visited_20_Internet_20_Link"><text:span text:style-name="T24">http://spring.io/tools/sts</text:span></text:a></text:p>
      <text:p text:style-name="P11"/>
      <text:p text:style-name="P14"/>
      <text:p text:style-name="P10">Exercice 1.<text:span text:style-name="T16"> Une application jouet</text:span></text:p>
      <text:p text:style-name="P7"/>
      <text:p text:style-name="P9">Écrire une classe Helloer qui fournit une méthode sayHello(), et une classe Printer fournissant une méthode printHello(). La première classe dispose d'une propriété <text:s/>référençant un Printer. Ce dernier affiche simplement le message dans la console.</text:p>
      <text:p text:style-name="P9"/>
      <text:p text:style-name="P9">Utiliser la solution XML pure proposée par le framework Spring pour déclarer vos classes comme beans et les connecter. </text:p>
      <text:p text:style-name="P12"/>
      <text:p text:style-name="P12"><text:span text:style-name="T19">Écrire une classe (</text:span><text:span text:style-name="T13">Application.java</text:span><text:span text:style-name="T19">) contenant un</text:span> <text:span text:style-name="T13">main(...)</text:span><text:span text:style-name="T19"> qui démarre la DI.</text:span></text:p>
      <text:p text:style-name="P9"/>
      <text:p text:style-name="P9"><text:span text:style-name="T15">N.-B. :</text:span> Chaque classe doit implémenter et/ou requérir une ou plusieurs interfaces ; une classe ne doit pas directement référencer une autre classe.</text:p>
      <text:p text:style-name="P9"/>
      <text:p text:style-name="P9">Étendre l'application pour que le Printer affiche :</text:p>
      <text:list xml:id="list5509804998770105329" text:style-name="L2">
        <text:list-item>
          <text:p text:style-name="P24">« Bonjour tout le monde » sur la console : ajouter une deuxième propriété au bean Helloer qui stocke le message à afficher (« Hello World », « Bonjour tout le monde », « Hola, mundo », ...). Celle-ci remplace l'argument des méthodes.</text:p>
        </text:list-item>
        <text:list-item>
          <text:p text:style-name="P24">« Hello World » sur une fenêtre graphique. Dans ce cas, écrire un nouveau bean (GraphicalPrinter) puis reconfigurer l'application (ne pas toucher au bean Helloer).</text:p>
          <text:p text:style-name="P37"><text:span text:style-name="T4">Utiliser ici : </text:span><text:span text:style-name="T17">JOptionPane.showMessageDialog(</text:span><text:span text:style-name="T18">null</text:span><text:span text:style-name="T17">, message);</text:span></text:p>
        </text:list-item>
      </text:list>
      <text:p text:style-name="P20">Tester ensuite la solution basée sur les annotations : @Autowired, @Value et @Component</text:p>
      <text:p text:style-name="P20"/>
      <text:p text:style-name="P19"><text:soft-page-break/><text:span text:style-name="T1">Exercice 2.</text:span><text:span text:style-name="T3"> </text:span><text:span text:style-name="T12">Votre propre injecteur de dépendances</text:span></text:p>
      <text:p text:style-name="P30"/>
      <text:p text:style-name="P31">En se basant sur Java Reflect, les annotations et un chargeur de classe personnalisé (nous allons nous séparer de Spring ici), nous allons créer un injecteur de dépendances <text:span text:style-name="T25">simple</text:span> (classe Injecteur avec un main) permettant de créer un objet d'une classe B, et injecter sa référence comme valeur de l'attribut de type B d'un objet de la classe A. </text:p>
      <text:p text:style-name="P31">Voici le code de ces classes :</text:p>
      <text:p text:style-name="P18">public class A {</text:p>
      <text:p text:style-name="P18"><text:tab/>public B b;</text:p>
      <text:p text:style-name="P18"><text:tab/>public void m() { System.out.println("Je suis m de A."); b.n(); }</text:p>
      <text:p text:style-name="P18">}</text:p>
      <text:p text:style-name="P18">public class B {</text:p>
      <text:p text:style-name="P18"><text:tab/>public void n() { System.out.println("Je suis n de B."); }</text:p>
      <text:p text:style-name="P18">}</text:p>
      <text:p text:style-name="P12"/>
      <text:p text:style-name="P31"><text:span text:style-name="T15">Question 1.</text:span> Sans chargeur de classes</text:p>
      <text:p text:style-name="P31">Pour commencer, nous allons supposer que les classes A et B sont accessibles depuis le CLASSPATH (les créer par exemple dans le même projet que votre programme d'injection de dépendances). </text:p>
      <text:p text:style-name="P31"/>
      <text:p text:style-name="P31">En utilisant Java Reflect :</text:p>
      <text:list xml:id="list1884629513378091158" text:style-name="L3">
        <text:list-item>
          <text:p text:style-name="P32">obtenir l'objet qui <text:span text:style-name="T26">réifie</text:span> la classe A en utilisant une des trois instructions (préférence pour la première, où le nom de la classe peut être reçu en paramètre) :</text:p>
          <text:list>
            <text:list-item>
              <text:p text:style-name="P29">Class&lt;?&gt; classe = Class.forName("A"); </text:p>
            </text:list-item>
            <text:list-item>
              <text:p text:style-name="P29">Class&lt;?&gt; classe = new A().getClass();</text:p>
            </text:list-item>
            <text:list-item>
              <text:p text:style-name="P29">Class&lt;?&gt; classe = A.class;</text:p>
            </text:list-item>
          </text:list>
        </text:list-item>
        <text:list-item>
          <text:p text:style-name="P26"><text:span text:style-name="T29">instancier</text:span> <text:span text:style-name="T29">A :</text:span> <text:span text:style-name="T14">Object o = classe.newInstance()</text:span></text:p>
        </text:list-item>
        <text:list-item>
          <text:p text:style-name="P32">rechercher les attributs de l'instance de A qui contiennent null et leur affecter comme valeur une instance de la classe correspondant à leur type (pour notre exemple, instance de B pour l'attribut b). Utiliser les méthodes : </text:p>
          <text:list>
            <text:list-item>
              <text:p text:style-name="P26"><text:span text:style-name="T14">Field[] getFields()</text:span> de <text:span text:style-name="T14">Class</text:span></text:p>
            </text:list-item>
            <text:list-item>
              <text:p text:style-name="P26"><text:span text:style-name="T14">Object get(Object o)</text:span> de <text:span text:style-name="T14">Field</text:span></text:p>
            </text:list-item>
            <text:list-item>
              <text:p text:style-name="P26"><text:span text:style-name="T14">void set(Object o, Object o1)</text:span> de <text:span text:style-name="T14">Field</text:span></text:p>
            </text:list-item>
          </text:list>
        </text:list-item>
        <text:list-item>
          <text:p text:style-name="P38"><text:span text:style-name="T12">appeler la méthode m sur l'instance de A :</text:span><text:span text:style-name="T2"> </text:span><text:span text:style-name="T5">classe.getMethod("m").invoke(o)</text:span></text:p>
        </text:list-item>
      </text:list>
      <text:p text:style-name="P12"/>
      <text:p text:style-name="P31">A l'exécution, si vous avez une exception de type NullPointerException, votre injecteur ne fonctionne pas (l'attribut b n'est toujours pas initialisé, il contient null, alors qu'il y a une invocation de méthode n() sur celui-ci). Si vous voyez les messages suivants s'afficher, votre injecteur fonctionne :</text:p>
      <text:p text:style-name="P17">Je suis m de A.</text:p>
      <text:p text:style-name="P17">Je suis n de B.</text:p>
      <text:p text:style-name="P15"/>
      <text:p text:style-name="P31">Noter ici, que nous simplifions au maximum l'injection de dépendances. Nous supposons :</text:p>
      <text:list xml:id="list1007278866538256291" text:style-name="L4">
        <text:list-item>
          <text:p text:style-name="P33">que les types des attributs sont toujours des classes, alors que ça peut être un type primitif, un tableau ou une interface</text:p>
        </text:list-item>
        <text:list-item>
          <text:p text:style-name="P33">qu'il y a toujours un constructeur sans paramètres défini dans les classes qu'on instancie</text:p>
        </text:list-item>
        <text:list-item>
          <text:p text:style-name="P33">que les attributs qu'on injecte sont publiques</text:p>
        </text:list-item>
      </text:list>
      <text:p text:style-name="P12"/>
      <text:p text:style-name="P12"/>
      <text:p text:style-name="P12"/>
      <text:p text:style-name="P31"><text:soft-page-break/><text:span text:style-name="T15">Question 2. </text:span>Utilisation d'un chargeur de classes</text:p>
      <text:p text:style-name="P31">Nous allons maintenant recevoir les noms des classes des objets à connecter à l'exécution (tableau args de main, par exemple). Ces classes ne sont pas nécessairement chargées déjà par la JVM (ne sont pas référencées dans le CLASSPATH ou ne sont pas des classes de la librairie standard Java).</text:p>
      <text:p text:style-name="P31"/>
      <text:p text:style-name="P31">Dans les versions actuelles du SDK Java, il est impossible de modifier le CLASSPATH dynamiquement. Il faudra donc charger les classes programmatiquement en utilisant un chargeur de classes personnalisé. Celui-ci va spécialiser le chargeur de classe de la JVM pour lire le byte-code des classes (en analysant leurs fichiers .class) à partir d'un répertoire du disque (ça peut être aussi, à partir d'un URL) et les charger dans la JVM.</text:p>
      <text:p text:style-name="P31">Pour aller vite dans ce TP, j<text:span text:style-name="T27">e fournis</text:span> un chargeur de classes simple qui répond à ce besoin. Je l'ai mis dans la page Web suivante :</text:p>
      <text:p text:style-name="P21"><text:a xlink:type="simple" xlink:href="http://www.lirmm.fr/~tibermacin/ens/composants/tp/02_spring/lib/BasicClassLoader.java" text:style-name="Internet_20_link" text:visited-style-name="Visited_20_Internet_20_Link"><text:span text:style-name="T19">http://www.lirmm.fr/~tibermacin/ens/</text:span></text:a><text:a xlink:type="simple" xlink:href="http://www.lirmm.fr/~tibermacin/ens/composants/tp/02_spring/lib/BasicClassLoader.java" text:style-name="Internet_20_link" text:visited-style-name="Visited_20_Internet_20_Link"><text:span text:style-name="T21">composants</text:span></text:a><text:a xlink:type="simple" xlink:href="http://www.lirmm.fr/~tibermacin/ens/composants/tp/02_spring/lib/BasicClassLoader.java" text:style-name="Internet_20_link" text:visited-style-name="Visited_20_Internet_20_Link"><text:span text:style-name="T19">/tp/</text:span></text:a><text:a xlink:type="simple" xlink:href="http://www.lirmm.fr/~tibermacin/ens/composants/tp/02_spring/lib/BasicClassLoader.java" text:style-name="Internet_20_link" text:visited-style-name="Visited_20_Internet_20_Link"><text:span text:style-name="T23">02</text:span></text:a><text:a xlink:type="simple" xlink:href="http://www.lirmm.fr/~tibermacin/ens/composants/tp/02_spring/lib/BasicClassLoader.java" text:style-name="Internet_20_link" text:visited-style-name="Visited_20_Internet_20_Link"><text:span text:style-name="T19">_spring/lib/BasicClassLoader.java</text:span></text:a></text:p>
      <text:p text:style-name="P12"/>
      <text:p text:style-name="P31">Lire attentivement le code de ce chargeur pour comprendre le fonctionnement d'un chargeur de classe. Ensuite, le télécharger et l'ajouter à votre projet Java.</text:p>
      <text:p text:style-name="P31"/>
      <text:p text:style-name="P31">Vous pouvez utiliser ce chargeur de la façon suivante. Ce code remplacera l'instruction permettant l'obtention de l'objet Class qui représente la classe A.</text:p>
      <text:p text:style-name="P18">BasicClassLoader loader = new BasicClassLoader();</text:p>
      <text:p text:style-name="P18">Class&lt;?&gt; classe = loader.loadClassInDirectory("A","&lt;votre répertoire&gt;");</text:p>
      <text:p text:style-name="P15"/>
      <text:p text:style-name="P31">Déplacer les classes A et B dans un répertoire de votre choix que vous indiquerez comme argument dans l'instruction ci-dessus. Le reste de votre code est inchangé. L'exécuter.</text:p>
      <text:p text:style-name="P36"/>
      <text:p text:style-name="P31">Noter que le chargeur de classe s'occupe du chargement (à la volée) des autres classes (types) dont dépend la classe que nous avons explicitement chargé ci-dessus (la classe A). Vous avez remarqué que nous n'avons pas demandé le chargement de la classe B. Celle-ci a été chargée au moment de l'introspection des attributs de A (avec getFields()). Pour récupérer les informations sur ces attributs, et donc le type de l'attribut b, la JVM lance le chargement de B en utilisant le même chargeur de classe (BasicClassLoader).</text:p>
      <text:p text:style-name="P15"/>
      <text:p text:style-name="P31"><text:span text:style-name="T15">Question 3.</text:span> Avec des annotations</text:p>
      <text:p text:style-name="P31">Créer votre propre annotation que vous nommerez <text:span text:style-name="T30">@ConnectMe</text:span> pour marquer les attributs qu'il faudra injecter. Le code de cette annotation est donné ci-dessous :</text:p>
      <text:p text:style-name="P18">import java.lang.annotation.*;</text:p>
      <text:p text:style-name="P18">@Target(ElementType.FIELD)</text:p>
      <text:p text:style-name="P18">@Retention(RetentionPolicy.RUNTIME)</text:p>
      <text:p text:style-name="P18">public @interface ConnectMe { }</text:p>
      <text:p text:style-name="P12"/>
      <text:p text:style-name="P31">Je rappelle ici le sens des deux (méta-)annotations appliquées à l'annotation ConnectMe :</text:p>
      <text:list xml:id="list3585283398893835577" text:style-name="L5">
        <text:list-item>
          <text:p text:style-name="P27"><text:span text:style-name="T14">Target</text:span> <text:span text:style-name="T29">désigne la cible sur laquelle l'annotation peut être appliquée. Ici, l'annotation ne peut être appliquée qu'aux attributs</text:span></text:p>
          <text:p text:style-name="P27"><text:span text:style-name="T29"/></text:p>
        </text:list-item>
        <text:list-item>
          <text:p text:style-name="P27"><text:span text:style-name="T14">Retention</text:span> <text:span text:style-name="T29">désigne la portée de l'annotation :</text:span></text:p>
          <text:list>
            <text:list-item>
              <text:p text:style-name="P34">SOURCE : l'annotation est supprimée lors de la compilation (n'existe que dans le code source)</text:p>
            </text:list-item>
            <text:list-item>
              <text:p text:style-name="P34">CLASS : l'annotation est Insérée dans le byte-code, mais elle est ignorée par la JVM à l'exécution (non disponible lors de l'introspection)</text:p>
            </text:list-item>
            <text:list-item>
              <text:p text:style-name="P34">RUNTIME (ce qui est le cas ici) : l'annotation doit être maintenue à l'exécution <text:soft-page-break/>pour qu<text:span text:style-name="T31">e l</text:span>'on puisse <text:span text:style-name="T31">faire de l’</text:span>introspect<text:span text:style-name="T31">ion sur</text:span> les objets et voir si leurs <text:span text:style-name="T28">champs (</text:span>attributs<text:span text:style-name="T28">)</text:span> sont annotés</text:p>
            </text:list-item>
          </text:list>
        </text:list-item>
      </text:list>
      <text:p text:style-name="P31"/>
      <text:p text:style-name="P31">Modifier la classe A pour apposer l'annotation ConnectMe sur l'attribut b :</text:p>
      <text:p text:style-name="P18">@ConnectMe</text:p>
      <text:p text:style-name="P18">public B b;</text:p>
      <text:p text:style-name="P12"/>
      <text:p text:style-name="P13"><text:span text:style-name="T29">Modifier l'injecteur de dépendances pour vérifier d'abord si l'attribut est annoté</text:span> <text:span text:style-name="T14">@ConnectMe</text:span> <text:span text:style-name="T29">avant d'injecter une référence dans celui-ci. Il faudra invoquer la méthode suivante de l'objet Field :</text:span></text:p>
      <text:p text:style-name="P13"><text:span text:style-name="T14">boolean isAnnotationPresent(ConnectMe.class)</text:span> </text:p>
      <text:p text:style-name="P12"/>
      <text:p text:style-name="P31">Vous pouvez ajouter d'autres attributs annotés ou pas, de différents types (String, JFrame, ...), leur mettre différentes visibilités (public, private, ...) pour tester votre injecteur de dépendances.</text:p>
      <text:p text:style-name="P31"/>
      <text:p text:style-name="P31"/>
      <text:p text:style-name="P31"/>
      <text:p text:style-name="P35">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meta:creation-date>2008-09-21T12:20:08</meta:creation-date>
    <dc:date>2017-10-24T07:21:57.305652754</dc:date>
    <dc:language>fr-FR</dc:language>
    <meta:editing-cycles>178</meta:editing-cycles>
    <meta:editing-duration>P1DT14H3M39S</meta:editing-duration>
    <meta:document-statistic meta:table-count="0" meta:image-count="0" meta:object-count="0" meta:page-count="4" meta:paragraph-count="87" meta:word-count="1255" meta:character-count="8017" meta:non-whitespace-character-count="6861"/>
    <meta:user-defined meta:name="Info 1"/>
    <meta:user-defined meta:name="Info 2"/>
    <meta:user-defined meta:name="Info 3"/>
    <meta:user-defined meta:name="Info 4"/>
  </office:meta>
</office:document-meta>
</file>